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99cm" fo:margin-left="0cm" fo:margin-top="0cm" fo:margin-bottom="0cm" table:align="left" style:writing-mode="page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14.56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81cm" fo:margin-left="0.191cm" fo:margin-top="0cm" fo:margin-bottom="0cm" table:align="left" style:writing-mode="page"/>
    </style:style>
    <style:style style:name="Table2.A" style:family="table-column">
      <style:table-column-properties style:column-width="3.461cm"/>
    </style:style>
    <style:style style:name="Table2.B" style:family="table-column">
      <style:table-column-properties style:column-width="13.347cm"/>
    </style:style>
    <style:style style:name="Table2.1" style:family="table-row">
      <style:table-row-properties style:min-row-height="0.757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81cm" fo:margin-left="0.191cm" fo:margin-top="0cm" fo:margin-bottom="0cm" table:align="left" style:writing-mode="page"/>
    </style:style>
    <style:style style:name="Table3.A" style:family="table-column">
      <style:table-column-properties style:column-width="3.489cm"/>
    </style:style>
    <style:style style:name="Table3.B" style:family="table-column">
      <style:table-column-properties style:column-width="13.319cm"/>
    </style:style>
    <style:style style:name="Table3.1" style:family="table-row">
      <style:table-row-properties style:min-row-height="0.757cm"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6.057cm" fo:margin-left="0.942cm" fo:margin-top="0cm" fo:margin-bottom="0cm" table:align="left" style:writing-mode="page"/>
    </style:style>
    <style:style style:name="Table4.A" style:family="table-column">
      <style:table-column-properties style:column-width="5.87cm"/>
    </style:style>
    <style:style style:name="Table4.B" style:family="table-column">
      <style:table-column-properties style:column-width="1.205cm"/>
    </style:style>
    <style:style style:name="Table4.C" style:family="table-column">
      <style:table-column-properties style:column-width="3.701cm"/>
    </style:style>
    <style:style style:name="Table4.D" style:family="table-column">
      <style:table-column-properties style:column-width="5.279cm"/>
    </style:style>
    <style:style style:name="Table4.1" style:family="table-row">
      <style:table-row-properties style:min-row-height="0.757cm" fo:keep-together="auto"/>
    </style:style>
    <style:style style:name="Table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min-row-height="0.416cm" fo:keep-together="auto"/>
    </style:style>
    <style:style style:name="Table5" style:family="table">
      <style:table-properties style:width="16.503cm" fo:margin-left="0.191cm" fo:margin-top="0cm" fo:margin-bottom="0cm" table:align="left" style:writing-mode="page"/>
    </style:style>
    <style:style style:name="Table5.A" style:family="table-column">
      <style:table-column-properties style:column-width="6.294cm"/>
    </style:style>
    <style:style style:name="Table5.B" style:family="table-column">
      <style:table-column-properties style:column-width="2.459cm"/>
    </style:style>
    <style:style style:name="Table5.C" style:family="table-column">
      <style:table-column-properties style:column-width="3.741cm"/>
    </style:style>
    <style:style style:name="Table5.D" style:family="table-column">
      <style:table-column-properties style:column-width="4.008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right="-0.004cm" fo:text-align="center" style:justify-single-word="false"/>
    </style:style>
    <style:style style:name="P3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4" style:family="paragraph" style:parent-style-name="Standard">
      <style:paragraph-properties fo:margin-left="0.635cm"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text-properties fo:font-size="12pt" style:font-size-asian="12pt" style:language-asian="ru" style:country-asian="RU" style:font-size-complex="12pt"/>
    </style:style>
    <style:style style:name="P6" style:family="paragraph" style:parent-style-name="Standard">
      <style:text-properties fo:font-size="12pt" fo:font-style="italic" style:font-size-asian="12pt" style:language-asian="ru" style:country-asian="RU" style:font-style-asian="italic" style:font-size-complex="12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text-properties fo:color="#ff0000" loext:opacity="100%" fo:font-size="11pt" fo:font-style="italic" style:font-size-asian="11pt" style:font-style-asian="italic" style:font-size-complex="14pt" style:font-weight-complex="bold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1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P1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 style:font-weight-complex="bold" fo:background-color="#ffff00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1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rsid="001ea6e9" officeooo:paragraph-rsid="001ea6e9" fo:background-color="transparent"/>
    </style:style>
    <style:style style:name="P1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background-color="transparen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0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22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23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/>
    </style:style>
    <style:style style:name="P24" style:family="paragraph" style:parent-style-name="Обычный2">
      <style:paragraph-properties fo:orphans="2" fo:widows="2"/>
      <style:text-properties fo:font-size="7pt" style:font-size-asian="7pt"/>
    </style:style>
    <style:style style:name="P25" style:family="paragraph" style:parent-style-name="Standard">
      <style:text-properties fo:font-size="7pt" style:font-size-asian="7pt"/>
    </style:style>
    <style:style style:name="P26" style:family="paragraph" style:parent-style-name="Standard">
      <style:text-properties fo:font-size="8pt" style:font-size-asian="8pt" style:font-size-complex="8pt"/>
    </style:style>
    <style:style style:name="P27" style:family="paragraph" style:parent-style-name="Standard">
      <style:paragraph-properties fo:line-height="150%" fo:text-align="justify" style:justify-single-word="false"/>
    </style:style>
    <style:style style:name="P28" style:family="paragraph" style:parent-style-name="Body_20_Text_20_3">
      <style:paragraph-properties fo:line-height="115%" fo:text-align="justify" style:justify-single-word="false"/>
      <style:text-properties officeooo:paragraph-rsid="00219352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219352"/>
    </style:style>
    <style:style style:name="P30" style:family="paragraph" style:parent-style-name="Standard">
      <style:paragraph-properties fo:text-align="justify" style:justify-single-word="false"/>
      <style:text-properties fo:font-size="4pt" fo:font-style="italic" fo:font-weight="bold" style:font-size-asian="4pt" style:font-style-asian="italic" style:font-weight-asian="bold"/>
    </style:style>
    <style:style style:name="P31" style:family="paragraph" style:parent-style-name="Standard">
      <style:paragraph-properties fo:line-height="115%"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33" style:family="paragraph" style:parent-style-name="Standard">
      <style:paragraph-properties fo:margin-top="0.212cm" fo:margin-bottom="0cm" style:contextual-spacing="false"/>
    </style:style>
    <style:style style:name="P34" style:family="paragraph" style:parent-style-name="Standard">
      <style:paragraph-properties fo:margin-top="0.212cm" fo:margin-bottom="0cm" style:contextual-spacing="false" fo:text-align="end" style:justify-single-word="false" fo:padding-left="0cm" fo:padding-right="0cm" fo:padding-top="0cm" fo:padding-bottom="0.035cm" fo:border-left="none" fo:border-right="none" fo:border-top="none" fo:border-bottom="0.74pt solid #000000"/>
    </style:style>
    <style:style style:name="P35" style:family="paragraph" style:parent-style-name="Standard">
      <style:paragraph-properties fo:margin-top="0.212cm" fo:margin-bottom="0cm" style:contextual-spacing="false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background-color="transparent"/>
    </style:style>
    <style:style style:name="P3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7" style:family="paragraph" style:parent-style-name="Standard">
      <style:paragraph-properties fo:text-align="center" style:justify-single-word="false"/>
      <style:text-properties fo:background-color="transparent"/>
    </style:style>
    <style:style style:name="P38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style:language-asian="ru" style:country-asian="RU"/>
    </style:style>
    <style:style style:name="T3" style:family="text">
      <style:text-properties fo:font-weight="bold" style:language-asian="ru" style:country-asian="RU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6pt" style:font-size-asian="6pt" style:font-size-complex="14pt" style:font-weight-complex="bold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2pt" style:font-size-asian="12pt" style:language-asian="ru" style:country-asian="RU" style:font-size-complex="12pt"/>
    </style:style>
    <style:style style:name="T8" style:family="text">
      <style:text-properties fo:text-transform="uppercase" fo:font-size="12pt" fo:font-weight="bold" style:font-size-asian="12pt" style:language-asian="ru" style:country-asian="RU" style:font-weight-asian="bold" style:font-size-complex="12pt"/>
    </style:style>
    <style:style style:name="T9" style:family="text">
      <style:text-properties fo:font-size="12pt" fo:font-weight="bold" style:font-size-asian="12pt" style:language-asian="ru" style:country-asian="RU" style:font-weight-asian="bold" style:font-size-complex="12pt"/>
    </style:style>
    <style:style style:name="T10" style:family="text">
      <style:text-properties fo:font-size="12pt" fo:font-style="italic" style:font-size-asian="12pt" style:language-asian="ru" style:country-asian="RU" style:font-style-asian="italic" style:font-size-complex="12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4" style:family="text">
      <style:text-properties fo:color="#ff0000" loext:opacity="100%" fo:font-size="11pt" fo:font-style="italic" style:font-size-asian="11pt" style:font-style-asian="italic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17" style:family="text">
      <style:text-properties fo:font-size="14pt" style:font-size-asian="14pt" style:font-size-complex="14pt" style:font-weight-complex="bold" fo:background-color="#ffff00"/>
    </style:style>
    <style:style style:name="T1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4pt" fo:background-color="transparent" loext:char-shading-value="0" style:font-size-asian="14pt" style:font-size-complex="14pt" style:font-weight-complex="bold"/>
    </style:style>
    <style:style style:name="T20" style:family="text">
      <style:text-properties fo:font-size="14pt" officeooo:rsid="001ea6e9" fo:background-color="transparent" loext:char-shading-value="0" style:font-size-asian="14pt" style:font-size-complex="14pt" style:font-weight-complex="bold"/>
    </style:style>
    <style:style style:name="T21" style:family="text">
      <style:text-properties fo:font-size="11pt" fo:font-style="italic" style:font-size-asian="11pt" style:font-style-asian="italic"/>
    </style:style>
    <style:style style:name="T22" style:family="text">
      <style:text-properties fo:font-size="14pt" fo:background-color="transparent" loext:char-shading-value="0" style:font-size-asian="14pt" style:font-size-complex="14pt"/>
    </style:style>
    <style:style style:name="T23" style:family="text">
      <style:text-properties fo:font-size="14pt" fo:font-style="italic" style:font-size-asian="14pt" style:font-style-asian="italic"/>
    </style:style>
    <style:style style:name="T24" style:family="text">
      <style:text-properties fo:font-size="14pt" style:font-size-asian="14pt"/>
    </style:style>
    <style:style style:name="T25" style:family="text">
      <style:text-properties fo:font-size="14pt" fo:font-weight="bold" style:font-size-asian="14pt" style:font-weight-asian="bold"/>
    </style:style>
    <style:style style:name="T26" style:family="text">
      <style:text-properties fo:font-size="7pt" fo:font-weight="bold" style:font-size-asian="7pt" style:font-weight-asian="bold"/>
    </style:style>
    <style:style style:name="T27" style:family="text">
      <style:text-properties fo:font-size="7pt" style:font-size-asian="7pt"/>
    </style:style>
    <style:style style:name="T28" style:family="text">
      <style:text-properties fo:font-size="18pt" fo:font-weight="bold" style:font-size-asian="18pt" style:font-weight-asian="bold"/>
    </style:style>
    <style:style style:name="T29" style:family="text">
      <style:text-properties fo:font-size="18pt" fo:letter-spacing="0.176cm" fo:font-weight="bold" style:font-size-asian="18pt" style:font-weight-asian="bold"/>
    </style:style>
    <style:style style:name="T30" style:family="text">
      <style:text-properties fo:font-size="16pt" fo:font-weight="bold" style:font-size-asian="16pt" style:font-weight-asian="bold"/>
    </style:style>
    <style:style style:name="T31" style:family="text">
      <style:text-properties fo:background-color="transparent" loext:char-shading-value="0"/>
    </style:style>
    <style:style style:name="T32" style:family="text">
      <style:text-properties style:text-underline-style="solid" style:text-underline-width="auto" style:text-underline-color="font-color" fo:background-color="transparent" loext:char-shading-value="0"/>
    </style:style>
    <style:style style:name="T33" style:family="text">
      <style:text-properties fo:font-size="14pt" style:text-underline-style="solid" style:text-underline-width="auto" style:text-underline-color="font-color" fo:background-color="transparent" loext:char-shading-value="0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officeooo:rsid="001fe1ac" fo:background-color="transparent" loext:char-shading-value="0" style:font-size-asian="14pt" style:font-size-complex="14pt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7" style:family="text">
      <style:text-properties fo:font-size="12pt" style:text-underline-style="solid" style:text-underline-width="auto" style:text-underline-color="font-color" style:font-size-asian="12pt" style:language-asian="ru" style:country-asian="RU" style:font-size-complex="12pt"/>
    </style:style>
    <style:style style:name="T38" style:family="text">
      <style:text-properties style:font-name="Times New Roman1" fo:font-size="10pt" fo:font-style="italic" fo:font-weight="bold" style:font-size-asian="10pt" style:font-style-asian="italic" style:font-weight-asian="bold" style:font-size-complex="10pt"/>
    </style:style>
    <style:style style:name="T39" style:family="text">
      <style:text-properties style:font-name="Times New Roman1" fo:font-size="10pt" fo:font-style="italic" fo:font-weight="bold" fo:background-color="transparent" loext:char-shading-value="0" style:font-size-asian="10pt" style:font-style-asian="italic" style:font-weight-asian="bold" style:font-size-complex="10pt"/>
    </style:style>
    <style:style style:name="T40" style:family="text">
      <style:text-properties style:font-name="Times New Roman1" fo:font-size="12pt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41" style:family="text">
      <style:text-properties fo:font-style="italic" fo:font-weight="bold" style:font-style-asian="italic" style:font-weight-asian="bold"/>
    </style:style>
    <style:style style:name="T42" style:family="text">
      <style:text-properties fo:font-size="4pt" fo:font-style="italic" fo:font-weight="bold" style:font-size-asian="4pt" style:font-style-asian="italic" style:font-weight-asian="bold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officeooo:rsid="00219352"/>
    </style:style>
    <style:style style:name="T45" style:family="text">
      <style:text-properties fo:font-size="8pt" style:font-size-asian="8pt"/>
    </style:style>
    <style:style style:name="T46" style:family="text">
      <style:text-properties fo:font-size="12pt" style:font-size-asian="12pt"/>
    </style:style>
    <style:style style:name="T47" style:family="text">
      <style:text-properties fo:font-size="8pt" fo:font-weight="bold" style:font-size-asian="8pt" style:font-weight-asian="bold" style:font-size-complex="8pt"/>
    </style:style>
    <style:style style:name="T48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49" style:family="text">
      <style:text-properties fo:font-size="11pt" style:text-underline-style="solid" style:text-underline-width="auto" style:text-underline-color="font-color" fo:background-color="transparent" loext:char-shading-value="0" style:font-size-asian="11pt" style:font-size-complex="11pt"/>
    </style:style>
    <style:style style:name="T50" style:family="text">
      <style:text-properties fo:font-size="11pt" fo:background-color="transparent" loext:char-shading-value="0" style:font-size-asian="11pt" style:font-size-complex="11pt"/>
    </style:style>
    <style:style style:name="T5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 loext:marker-style-name="T1"><text:span text:style-name="T2"><text:s text:c="2"/></text:span><text:span text:style-name="T3"/></text:p>
          </table:table-cell>
          <table:table-cell table:style-name="Table1.A1" office:value-type="string">
            <text:p text:style-name="P1" loext:marker-style-name="T4"><text:span text:style-name="T4">Министерство науки и высшего образования Российской Федерации</text:span><text:span text:style-name="T4"/></text:p>
            <text:p text:style-name="P1" loext:marker-style-name="T4"><text:span text:style-name="T4">Федеральное государственное бюджетное образовательное учреждение </text:span><text:span text:style-name="T4"/></text:p>
            <text:p text:style-name="P1" loext:marker-style-name="T4"><text:span text:style-name="T4">высшего образования</text:span><text:span text:style-name="T4"/></text:p>
            <text:p text:style-name="P2" loext:marker-style-name="T4"><text:span text:style-name="T4">«Московский государственный технический университет</text:span><text:span text:style-name="T4"/></text:p>
            <text:p text:style-name="P2" loext:marker-style-name="T4"><text:span text:style-name="T4">имени Н.Э. Баумана</text:span><text:span text:style-name="T4"/></text:p>
            <text:p text:style-name="P1" loext:marker-style-name="T4"><text:span text:style-name="T4">(национальный исследовательский университет)»</text:span><text:span text:style-name="T4"/></text:p>
            <text:p text:style-name="P1" loext:marker-style-name="T1"><text:span text:style-name="T4">(МГТУ им. Н.Э. Баумана)</text:span><text:span text:style-name="T4"/></text:p>
          </table:table-cell>
        </table:table-row>
      </table:table>
      <text:p text:style-name="P3" loext:marker-style-name="T5"/>
      <text:p text:style-name="P4" loext:marker-style-name="T6"/>
      <text:p text:style-name="Standard" loext:marker-style-name="T7"><text:span text:style-name="T7">ФАКУЛЬТЕТ </text:span><text:span text:style-name="T8">Информатика и системы управления</text:span></text:p>
      <text:p text:style-name="P5" loext:marker-style-name="T7"/>
      <text:p text:style-name="Standard" loext:marker-style-name="T9"><text:span text:style-name="T7">КАФЕДРА </text:span><text:span text:style-name="T8">Компьютерные системы и сети (ИУ6)</text:span></text:p>
      <text:p text:style-name="P6" loext:marker-style-name="T10"/>
      <text:p text:style-name="P7" loext:marker-style-name="T11"><text:span text:style-name="T7">НАПРАВЛЕНИЕ ПОДГОТОВКИ <text:s/></text:span><text:span text:style-name="T11">09.03.01 <text:s/>Информатика и вычислительная техника</text:span></text:p>
      <text:p text:style-name="Standard" loext:marker-style-name="T9"><text:span text:style-name="T12">БАКАЛАВРСКАЯ ПРОГРАММА </text:span><text:span text:style-name="T11">09.03.01/03 </text:span><text:span text:style-name="T9">Вычислительные машины, <text:s/>комплексы, </text:span></text:p>
      <text:p text:style-name="Standard" loext:marker-style-name="T9"><text:span text:style-name="T9"><text:s text:c="79"/>системы и сети <text:s text:c="19"/></text:span><text:span text:style-name="T9"/></text:p>
      <text:p text:style-name="P8" loext:marker-style-name="T6"/>
      <text:p text:style-name="P1" loext:marker-style-name="T13"><text:span text:style-name="T13">ОТЧЕТ ПО <text:s/>ПРОИЗВОДСТВЕННОЙ ПРАКТИКЕ</text:span><text:span text:style-name="T13"/></text:p>
      <text:p text:style-name="P9" loext:marker-style-name="T6"/>
      <text:p text:style-name="P9" loext:marker-style-name="T6"/>
      <text:p text:style-name="P10" loext:marker-style-name="T14"/>
      <text:p text:style-name="P8" loext:marker-style-name="T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 loext:marker-style-name="T15"><text:span text:style-name="T6">Тип практики </text:span><text:span text:style-name="T6"/></text:p>
          </table:table-cell>
          <table:table-cell table:style-name="Table2.A1" office:value-type="string">
            <text:p text:style-name="P11" loext:marker-style-name="T6"><text:span text:style-name="T6">Эксплуатационная</text:span><text:span text:style-name="T6"/></text:p>
          </table:table-cell>
        </table:table-row>
      </table:table>
      <text:p text:style-name="P12" loext:marker-style-name="T1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 loext:marker-style-name="T6"><text:span text:style-name="T6">Название </text:span><text:span text:style-name="T6"/></text:p>
            <text:p text:style-name="Standard" loext:marker-style-name="T15"><text:span text:style-name="T6">предприятия </text:span><text:span text:style-name="T6"/></text:p>
          </table:table-cell>
          <table:table-cell table:style-name="Table3.A1" office:value-type="string">
            <text:p text:style-name="P13" loext:marker-style-name="T17"/>
            <text:p text:style-name="P11" loext:marker-style-name="T18"><text:span text:style-name="T16">НУК ИУ МГТУ им. Н.Э. Баумана</text:span><text:span text:style-name="T16"/></text:p>
          </table:table-cell>
        </table:table-row>
      </table:table>
      <text:p text:style-name="P8" loext:marker-style-name="T6"/>
      <text:p text:style-name="P8" loext:marker-style-name="T6"/>
      <text:p text:style-name="P9" loext:marker-style-name="T6"/>
      <text:p text:style-name="P9" loext:marker-style-name="T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Standard" loext:marker-style-name="T15"><text:span text:style-name="T15">Студент <text:s/></text:span><text:span text:style-name="T6">ИУ6-</text:span><text:span text:style-name="T19">6</text:span><text:span text:style-name="T20">3</text:span><text:span text:style-name="T19">Б</text:span></text:p>
          </table:table-cell>
          <table:table-cell table:style-name="Table4.A1" office:value-type="string">
            <text:p text:style-name="P14" loext:marker-style-name="T15"/>
          </table:table-cell>
          <table:table-cell table:style-name="Table4.A1" office:value-type="string">
            <text:p text:style-name="P15" loext:marker-style-name="T15"/>
          </table:table-cell>
          <table:table-cell table:style-name="Table4.A1" office:value-type="string">
            <text:p text:style-name="P16"><text:span text:style-name="T15">Ю.В. Лазарева</text:span></text:p>
          </table:table-cell>
        </table:table-row>
        <table:table-row table:style-name="Table4.2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(Подпись, дата)</text:p>
          </table:table-cell>
          <table:table-cell table:style-name="Table4.A1" office:value-type="string">
            <text:p text:style-name="P1">(И.О. Фамилия)</text:p>
          </table:table-cell>
        </table:table-row>
        <table:table-row table:style-name="Table4.2">
          <table:table-cell table:style-name="Table4.A1" table:number-rows-spanned="2" office:value-type="string">
            <text:p text:style-name="Standard" loext:marker-style-name="T15"><text:span text:style-name="T15">Руководитель практики</text:span><text:span text:style-name="T15"/></text:p>
            <text:p text:style-name="Standard" loext:marker-style-name="T15"><text:span text:style-name="T15">от МГТУ им. Н.Э.Баумана</text:span><text:span text:style-name="T15"/></text:p>
          </table:table-cell>
          <table:table-cell table:style-name="Table4.A1" office:value-type="string">
            <text:p text:style-name="P14" loext:marker-style-name="T15"/>
          </table:table-cell>
          <table:table-cell table:style-name="Table4.A1" office:value-type="string">
            <text:p text:style-name="P15" loext:marker-style-name="T15"/>
          </table:table-cell>
          <table:table-cell table:style-name="Table4.A1" office:value-type="string">
            <text:p text:style-name="P17"><text:span text:style-name="T15">С.С Данилюк</text:span></text:p>
          </table:table-cell>
        </table:table-row>
        <table:table-row table:style-name="Table4.1">
          <table:covered-table-cell table:style-name="Table4.A1"/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>(Подпись, дата)</text:p>
          </table:table-cell>
          <table:table-cell table:style-name="Table4.A1" office:value-type="string">
            <text:p text:style-name="P1">(И.О. Фамилия)</text:p>
          </table:table-cell>
        </table:table-row>
      </table:table>
      <text:p text:style-name="P18"/>
      <text:p text:style-name="P18"/>
      <text:p text:style-name="Standard"/>
      <text:p text:style-name="Standard"/>
      <text:p text:style-name="Standard"/>
      <text:p text:style-name="Standard"/>
      <text:p text:style-name="P19" loext:marker-style-name="T21"/>
      <text:p text:style-name="Standard" loext:marker-style-name="T15"><text:span text:style-name="T15">Оценка <text:s/>__</text:span><text:span text:style-name="T22">__________________________</text:span><text:span text:style-name="T15">______ <text:s text:c="2"/></text:span></text:p>
      <text:p text:style-name="P19" loext:marker-style-name="T21"/>
      <text:p text:style-name="P19" loext:marker-style-name="T21"/>
      <text:p text:style-name="P19" loext:marker-style-name="T21"/>
      <text:p text:style-name="P20" loext:marker-style-name="T23"/>
      <text:p text:style-name="P1" loext:marker-style-name="T1"><text:span text:style-name="T24">2024 г. </text:span><text:span text:style-name="T25"/></text:p>
      <text:p text:style-name="P21" loext:marker-style-name="T1"><text:span text:style-name="T1">Министерство науки и высшего образования Российской Федерации</text:span><text:span text:style-name="T1"/></text:p>
      <text:p text:style-name="P1" loext:marker-style-name="T1"><text:span text:style-name="T1">Федеральное государственное бюджетное образовательное учреждение </text:span><text:span text:style-name="T1"/></text:p>
      <text:p text:style-name="P1" loext:marker-style-name="T1"><text:span text:style-name="T1">высшего образования</text:span><text:span text:style-name="T1"/></text:p>
      <text:p text:style-name="P1" loext:marker-style-name="T1"><text:span text:style-name="T1">«Московский государственный технический университет имени Н.Э. Баумана</text:span><text:span text:style-name="T1"/></text:p>
      <text:p text:style-name="P1" loext:marker-style-name="T1"><text:span text:style-name="T1">(национальный исследовательский университет)»</text:span><text:span text:style-name="T1"/></text:p>
      <text:p text:style-name="P22" loext:marker-style-name="T1"><text:span text:style-name="T1">(МГТУ им. Н.Э. Баумана)</text:span><text:span text:style-name="T1"/></text:p>
      <text:p text:style-name="P23" loext:marker-style-name="T26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24" loext:marker-style-name="T27"/>
      <text:p text:style-name="P1" loext:marker-style-name="T28"><text:span text:style-name="T29">ЗАДАНИЕ</text:span><text:span text:style-name="T29"/></text:p>
      <text:p text:style-name="P1" loext:marker-style-name="T30"><text:span text:style-name="T30">на производственную практику</text:span><text:span text:style-name="T30"/></text:p>
      <text:p text:style-name="P25" loext:marker-style-name="T27"/>
      <text:p text:style-name="Standard" loext:marker-style-name="T15">по теме <text:span text:style-name="T31">__</text:span><text:span text:style-name="T32">ПРИЛОЖЕНИЕ ПОЗВОЛЯЮЩЕЕ ПОЛЬЗОВАТЕЛЮ САЙТА ВЫБРАТЬ ИНТЕРЕСУЮЩИЕ ЕГО КАТЕГОРИИ МАГАЗИНОВ</text:span>______________________________________</text:p>
      <text:p text:style-name="Standard" loext:marker-style-name="T15"/>
      <text:p text:style-name="P7" loext:marker-style-name="T18">Студент группы <text:s text:c="3"/><text:span text:style-name="T31"><text:s/></text:span><text:span text:style-name="T33">ИУ6-6</text:span><text:span text:style-name="T34">3</text:span><text:span text:style-name="T33">Б</text:span></text:p>
      <text:p text:style-name="Standard">_________________________<text:span text:style-name="T33">Л</text:span><text:span text:style-name="T34">азарева Юлия Валерьевна</text:span>_______________________________</text:p>
      <text:p text:style-name="P1">(Фамилия, имя, отчество)</text:p>
      <text:p text:style-name="P26" loext:marker-style-name="T35"/>
      <text:p text:style-name="P7" loext:marker-style-name="T18">Направление подготовки <text:s/><text:span text:style-name="T36">09.03.01 Информатика и вычислительная техника</text:span><text:span text:style-name="T18"/></text:p>
      <text:p text:style-name="Standard" loext:marker-style-name="T36">Бакалаврская программа<text:span text:style-name="T12"> <text:s text:c="2"/></text:span><text:span text:style-name="T36">09.03.01/03 </text:span><text:span text:style-name="T37">Вычислительные машины, комплексы, системы и сети</text:span></text:p>
      <text:p text:style-name="Standard" loext:marker-style-name="T37"><text:span text:style-name="T37"><text:s text:c="20"/></text:span><text:span text:style-name="T37"/></text:p>
      <text:p text:style-name="P27">Тип практики<text:span text:style-name="T37"> <text:s/>Эксплуатационная практика </text:span></text:p>
      <text:p text:style-name="P27">Название предприятия <text:s text:c="2"/><text:span text:style-name="T18">НУК ИУ МГТУ им. Н.Э. Баумана</text:span></text:p>
      <text:p text:style-name="P18"/>
      <text:p text:style-name="P28"><text:span text:style-name="T38">Техническое задание</text:span><text:span text:style-name="T39"> </text:span><text:span text:style-name="T40">_____________________________________________________ _________ <text:s/></text:span></text:p>
      <text:p text:style-name="P29">Создать одностраничное (SPA) приложение, которое позволяет посетителю сайта выбрать интересующие его категории магазинов (список категорий придумать самостоятельно) и отобразить эти магазины на карте рядом с посетителем, используя геолокацию________________________________________________________________</text:p>
      <text:p text:style-name="P27"/>
      <text:p text:style-name="P18" loext:marker-style-name="T41"><text:span text:style-name="T41">Оформление отчета по практике:</text:span><text:span text:style-name="T41"/></text:p>
      <text:p text:style-name="P30" loext:marker-style-name="T42"/>
      <text:p text:style-name="P18">Отчет на <text:span text:style-name="T43">15-25</text:span> <text:s/>листах формата А4.</text:p>
      <text:p text:style-name="P31">Перечень графического (иллюстративного) материала (чертежи, плакаты, слайды и т.п.) <text:s text:c="2"/></text:p>
      <text:p text:style-name="P29">_______________________<text:span text:style-name="T31">_</text:span><text:span text:style-name="T32">нет</text:span>__________________________<text:span text:style-name="T44">_________________</text:span></text:p>
      <text:p text:style-name="P32" loext:marker-style-name="T45"/>
      <text:p text:style-name="P18" loext:marker-style-name="T46">Дата выдачи задания « <text:span text:style-name="T43">28</text:span> » <text:span text:style-name="T43">июня </text:span><text:s/><text:span text:style-name="T43">2024</text:span> г.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3" loext:marker-style-name="T1"><text:span text:style-name="T1">Руководитель <text:s/>практики</text:span><text:span text:style-name="T1"/></text:p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28.06.2024</text:p>
          </table:table-cell>
          <table:table-cell table:style-name="Table5.A1" office:value-type="string">
            <text:p text:style-name="P35">С.С. Данилюк</text:p>
          </table:table-cell>
        </table:table-row>
        <table:table-row table:style-name="Table5.1">
          <table:table-cell table:style-name="Table5.A1" office:value-type="string">
            <text:p text:style-name="Standard" loext:marker-style-name="T35"><text:span text:style-name="T1">от МГТУ им. Н.Э.Баумана</text:span><text:span text:style-name="T47"/></text:p>
          </table:table-cell>
          <table:table-cell table:style-name="Table5.A1" office:value-type="string">
            <text:p text:style-name="P36" loext:marker-style-name="T35"/>
          </table:table-cell>
          <table:table-cell table:style-name="Table5.A1" office:value-type="string">
            <text:p text:style-name="P1" loext:marker-style-name="T35"><text:span text:style-name="T35">(Подпись, дата)</text:span><text:span text:style-name="T35"/></text:p>
          </table:table-cell>
          <table:table-cell table:style-name="Table5.A1" office:value-type="string">
            <text:p text:style-name="P37"><text:span text:style-name="T35">(И.О. Фамилия)</text:span></text:p>
          </table:table-cell>
        </table:table-row>
        <table:table-row table:style-name="Table5.1">
          <table:table-cell table:style-name="Table5.A1" office:value-type="string">
            <text:p text:style-name="P33" loext:marker-style-name="T1"><text:span text:style-name="T1">Студент</text:span><text:span text:style-name="T1"/></text:p>
          </table:table-cell>
          <table:table-cell table:style-name="Table5.A1" office:value-type="string">
            <text:p text:style-name="P33"/>
          </table:table-cell>
          <table:table-cell table:style-name="Table5.A1" office:value-type="string">
            <text:p text:style-name="P34">28.06.2024<text:bookmark text:name="_GoBack"/></text:p>
          </table:table-cell>
          <table:table-cell table:style-name="Table5.A1" office:value-type="string">
            <text:p text:style-name="P35">Ю.В. Лазарева</text:p>
          </table:table-cell>
        </table:table-row>
        <table:table-row table:style-name="Table5.1">
          <table:table-cell table:style-name="Table5.A1" office:value-type="string">
            <text:p text:style-name="P36" loext:marker-style-name="T35"/>
          </table:table-cell>
          <table:table-cell table:style-name="Table5.A1" office:value-type="string">
            <text:p text:style-name="P36" loext:marker-style-name="T35"/>
          </table:table-cell>
          <table:table-cell table:style-name="Table5.A1" office:value-type="string">
            <text:p text:style-name="P1" loext:marker-style-name="T35"><text:span text:style-name="T35">(Подпись, дата)</text:span><text:span text:style-name="T35"/></text:p>
          </table:table-cell>
          <table:table-cell table:style-name="Table5.A1" office:value-type="string">
            <text:p text:style-name="P1" loext:marker-style-name="T35"><text:span text:style-name="T35">(И.О. Фамилия)</text:span><text:span text:style-name="T35"/></text:p>
          </table:table-cell>
        </table:table-row>
      </table:table>
      <text:p text:style-name="P38" loext:marker-style-name="T48"/>
      <text:p text:style-name="P38" loext:marker-style-name="T48"/>
      <text:p text:style-name="P38" loext:marker-style-name="T48"/>
      <text:p text:style-name="P38" loext:marker-style-name="T48"/>
      <text:p text:style-name="P38" loext:marker-style-name="T48"/>
      <text:p text:style-name="P18"><text:span text:style-name="T49">Примечание</text:span><text:span text:style-name="T50">: Задание оформляется в двух экземплярах.</text:span></text:p>
      <text:p text:style-name="P39" loext:marker-style-name="T51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language-asian="en" style:country-asian="US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.27cm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language-asian="ru" style:country-asian="RU" style:font-size-complex="12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style:font-name="Calibri" fo:font-family="Calibri" style:font-family-generic="swiss" style:font-pitch="variable" fo:font-size="8pt" style:font-name-asian="Calibri1" style:font-family-asian="Calibri" style:font-family-generic-asian="system" style:font-pitch-asian="variable" style:font-size-asian="8pt" style:font-size-complex="8pt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Marginalia" style:family="paragraph" style:parent-style-name="Standard" loext:linked-style-name="Текст_20_примечания_20_Знак" style:class="text"/>
    <style:style style:name="annotation_20_subject" style:display-name="annotation subject" style:family="paragraph" style:parent-style-name="Marginalia" style:next-style-name="Marginalia" loext:linked-style-name="Тема_20_примечания_20_Знак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g-nobold" style:family="text" style:parent-style-name="Default_20_Paragraph_20_Font"/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Calibri" fo:font-family="Calibri" style:font-family-generic="swiss" style:font-pitch="variable" fo:font-size="8pt" style:font-name-asian="Calibri1" style:font-family-asian="Calibri" style:font-family-generic-asian="system" style:font-pitch-asian="variable" style:font-size-asian="8pt" style:language-asian="en" style:country-asian="US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Marginalia">
      <style:text-properties style:language-asian="en" style:country-asian="US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weight="bold" style:language-asian="en" style:country-asian="US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language-asian="en" style:country-asian="US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language-asian="en" style:country-asian="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/>
    </style:style>
    <style:style style:name="ListLabel_20_11" style:display-name="ListLabel 11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pitch="variable"/>
    </style:style>
    <style:style style:name="ListLabel_20_13" style:display-name="ListLabel 13" style:family="text">
      <style:text-properties style:font-name="Times New Roman1" fo:font-family="'Times New Roman'" style:font-family-generic="roman" style:font-pitch="variable"/>
    </style:style>
    <style:style style:name="ListLabel_20_14" style:display-name="ListLabel 1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Times New Roman" fo:font-family="'Times New Roman'" style:font-pitch="variable"/>
    </style:style>
    <style:style style:name="ListLabel_20_16" style:display-name="ListLabel 16" style:family="text">
      <style:text-properties style:font-name="Times New Roman1" fo:font-family="'Times New Roman'" style:font-family-generic="roman" style:font-pitch="variable"/>
    </style:style>
    <style:style style:name="ListLabel_20_17" style:display-name="ListLabel 1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pitch="variable"/>
    </style:style>
    <style:style style:name="ListLabel_20_19" style:display-name="ListLabel 19" style:family="text">
      <style:text-properties style:text-position="0% 100%"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fo:font-family="Wingdings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иложение 5</dc:title>
    <meta:initial-creator>pclab</meta:initial-creator>
    <meta:editing-cycles>5</meta:editing-cycles>
    <meta:print-date>2024-09-02T14:11:43.237796477</meta:print-date>
    <meta:creation-date>2024-02-13T10:40:00</meta:creation-date>
    <dc:date>2024-09-02T14:12:18.888814461</dc:date>
    <meta:editing-duration>PT35S</meta:editing-duration>
    <meta:generator>LibreOffice/24.8.0.3$MacOSX_AARCH64 LibreOffice_project/0bdf1299c94fe897b119f97f3c613e9dca6be583</meta:generator>
    <meta:printed-by>PDF files</meta:printed-by>
    <meta:document-statistic meta:table-count="5" meta:image-count="0" meta:object-count="0" meta:page-count="3" meta:paragraph-count="66" meta:word-count="262" meta:character-count="2631" meta:non-whitespace-character-count="2277"/>
    <meta:user-defined meta:name="AppVersion">16.0000</meta:user-defined>
    <meta:user-defined meta:name="Company">bmstu</meta:user-defined>
    <meta:template xlink:type="simple" xlink:actuate="onRequest" xlink:title="Normal" xlink:href=""/>
  </office:meta>
</office:document-meta>
</file>